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b2d"/>
    </style:style>
    <style:style style:name="P2" style:family="paragraph" style:parent-style-name="Standard">
      <style:text-properties officeooo:paragraph-rsid="001cd4c3"/>
    </style:style>
    <style:style style:name="P3" style:family="paragraph" style:parent-style-name="Standard">
      <style:text-properties officeooo:paragraph-rsid="00309318"/>
    </style:style>
    <style:style style:name="P4" style:family="paragraph" style:parent-style-name="Standard">
      <style:text-properties officeooo:paragraph-rsid="004845a8"/>
    </style:style>
    <style:style style:name="P5" style:family="paragraph" style:parent-style-name="Standard">
      <style:text-properties style:font-name="DejaVu Sans Mono" fo:font-size="10pt" officeooo:paragraph-rsid="001cd4c3" style:font-size-asian="10pt" style:font-size-complex="10pt"/>
    </style:style>
    <style:style style:name="T1" style:family="text">
      <style:text-properties style:font-name="DejaVu Sans Mono" fo:font-size="10pt" fo:font-weight="normal" officeooo:rsid="001cd4c3" style:font-size-asian="10pt" style:font-weight-asian="normal" style:font-size-complex="10pt" style:font-weight-complex="normal"/>
    </style:style>
    <style:style style:name="T2" style:family="text">
      <style:text-properties style:text-position="sub 70%" style:font-name="DejaVu Sans Mono" fo:font-size="10pt" fo:font-weight="normal" officeooo:rsid="0030b44f" style:font-size-asian="10pt" style:font-weight-asian="normal" style:font-size-complex="10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/></text:span></text:p>
      <text:p text:style-name="P1"><text:span text:style-name="Strong_20_Emphasis"><text:span text:style-name="T2"/></text:span></text:p>
      <text:p text:style-name="P3"><text:span text:style-name="Strong_20_Emphasis"><text:span text:style-name="T2"><draw:frame draw:style-name="fr1" draw:name="Object4" text:anchor-type="as-char" svg:y="-1.266cm" svg:width="5.14cm" svg:height="2.385cm" draw:z-index="3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" text:anchor-type="as-char" svg:y="-1.388cm" svg:width="4.844cm" svg:height="2.385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2" text:anchor-type="as-char" svg:y="-1.214cm" svg:width="0.894cm" svg:height="2.281cm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draw:frame draw:style-name="fr1" draw:name="Object5" text:anchor-type="as-char" svg:y="-0.406cm" svg:width="2.251cm" svg:height="0.58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7" text:anchor-type="as-char" svg:y="-0.99cm" svg:width="0.861cm" svg:height="1.8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3" text:anchor-type="as-char" svg:y="-1.266cm" svg:width="3.833cm" svg:height="2.385cm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6" text:anchor-type="as-char" svg:y="-0.99cm" svg:width="1.977cm" svg:height="1.8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8" text:anchor-type="as-char" svg:y="-0.677cm" svg:width="2.903cm" svg:height="1.20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><draw:frame draw:style-name="fr1" draw:name="Object10" text:anchor-type="as-char" svg:y="-0.917cm" svg:width="1.339cm" svg:height="1.623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9" text:anchor-type="as-char" svg:y="-0.64cm" svg:width="0.711cm" svg:height="1.0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1" text:anchor-type="as-char" svg:y="-0.64cm" svg:width="0.711cm" svg:height="1.0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2" text:anchor-type="as-char" svg:y="-0.917cm" svg:width="1.94cm" svg:height="1.62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Strong_20_Emphasis"><text:span text:style-name="T1"><draw:frame draw:style-name="fr1" draw:name="Object13" text:anchor-type="as-char" svg:y="-0.917cm" svg:width="1.032cm" svg:height="1.62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4" text:anchor-type="as-char" svg:y="-0.974cm" svg:width="5.108cm" svg:height="1.755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5" text:anchor-type="as-char" svg:y="-0.917cm" svg:width="1.245cm" svg:height="1.62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6" text:anchor-type="as-char" svg:y="-0.677cm" svg:width="2.962cm" svg:height="1.20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7" text:anchor-type="as-char" svg:y="-0.917cm" svg:width="1.923cm" svg:height="1.62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8" text:anchor-type="as-char" svg:y="-0.917cm" svg:width="1.035cm" svg:height="1.62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<draw:frame draw:style-name="fr1" draw:name="Object19" text:anchor-type="as-char" svg:y="-0.917cm" svg:width="3.722cm" svg:height="1.623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54:01.775129469</meta:creation-date>
    <dc:date>2024-01-14T19:34:37.910833894</dc:date>
    <meta:editing-duration>PT7H35M36S</meta:editing-duration>
    <meta:editing-cycles>54</meta:editing-cycles>
    <meta:generator>LibreOffice/7.3.7.2$Linux_X86_64 LibreOffice_project/30$Build-2</meta:generator>
    <meta:document-statistic meta:table-count="0" meta:image-count="0" meta:object-count="19" meta:page-count="3" meta:paragraph-count="18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tyle mathvariant="bold-sans-serif">
        <mstyle mathsize="200%">
          <mi>A</mi>
        </mstyle>
      </mstyle>
      <mo stretchy="false">=</mo>
      <mrow>
        <mo fence="true" form="prefix" stretchy="true">[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row/>
              </mtd>
              <mtd>
                <mrow/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row/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form="postfix" stretchy="true">]</mo>
      </mrow>
    </mrow>
    <annotation encoding="StarMath 5.0">font sans bold size *2 A =left[matrix{

A_11#A_12#dotsaxis#A_{1n}##
A_21#{} #{}#A_{2n}##
dotsvert#{}#{}#dotsvert##
A_{n1}#A_{n2}#dotsaxis#A_nn

}right]</annotation>
  </semantics>
</math>
</file>

<file path=Object 1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4</mn>
            </mtd>
          </mtr>
          <mtr>
            <mtd>
              <mn>5</mn>
            </mtd>
            <mtd>
              <mn>6</mn>
            </mtd>
          </mtr>
          <mtr>
            <mtd>
              <mn>7</mn>
            </mtd>
            <mtd>
              <mn>8</mn>
            </mtd>
          </mtr>
        </mtable>
      </mrow>
      <mo fence="true" form="postfix" stretchy="true">]</mo>
    </mrow>
    <annotation encoding="StarMath 5.0">left[matrix{


3#4##
5#6##
7#8


}right]</annotation>
  </semantics>
</math>
</file>

<file path=Object 1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form="postfix" stretchy="true">]</mo>
    </mrow>
    <annotation encoding="StarMath 5.0">left[matrix{


1##
2



}right]</annotation>
  </semantics>
</math>
</file>

<file path=Object 1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  <mtd>
              <mn>2</mn>
            </mtd>
          </mtr>
          <mtr>
            <mtd>
              <mn>3</mn>
            </mtd>
            <mtd>
              <mn>4</mn>
            </mtd>
            <mtd>
              <mn>5</mn>
            </mtd>
          </mtr>
          <mtr>
            <mtd>
              <mn>6</mn>
            </mtd>
            <mtd>
              <mn>7</mn>
            </mtd>
            <mtd>
              <mn>8</mn>
            </mtd>
          </mtr>
        </mtable>
      </mrow>
      <mo fence="true" form="postfix" stretchy="true">]</mo>
    </mrow>
    <annotation encoding="StarMath 5.0">left[matrix{


0#1#2##
3#4#5##
6#7#8


}right]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row>
                <mo stretchy="false">−</mo>
                <mn>2</mn>
              </mrow>
            </mtd>
          </mtr>
        </mtable>
      </mrow>
      <mo fence="true" form="postfix" stretchy="true">]</mo>
    </mrow>
    <annotation encoding="StarMath 5.0">left[matrix{


-1##
1##
-2



}right]</annotation>
  </semantics>
</math>
</file>

<file path=Object 1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2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o fence="true" form="prefix" stretchy="false">(</mo>
                  <mrow>
                    <mn>3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4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8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]</mo>
    </mrow>
    <annotation encoding="StarMath 5.0">left[matrix{


(0)(-1)#(1)(1)#(2)(-2)##
(3)(-1)#(4)(1)#(5)(-2)##
(6)(-1)#(7)(1)#(8)(-2)


}right]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3</mn>
              </mrow>
            </mtd>
          </mtr>
          <mtr>
            <mtd>
              <mrow>
                <mo stretchy="false">−</mo>
                <mn>9</mn>
              </mrow>
            </mtd>
          </mtr>
          <mtr>
            <mtd>
              <mrow>
                <mo stretchy="false">−</mo>
                <mn>15</mn>
              </mrow>
            </mtd>
          </mtr>
        </mtable>
      </mrow>
      <mo fence="true" form="postfix" stretchy="true">]</mo>
    </mrow>
    <annotation encoding="StarMath 5.0">left[matrix{


-3##
-9##
-15



}right]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sub>
                    <mi>y</mi>
                    <mn>1</mn>
                  </msub>
                  <mo stretchy="false">=</mo>
                  <mrow/>
                </mrow>
                <msub>
                  <mi>x</mi>
                  <mn>1,1</mn>
                </msub>
              </mrow>
            </mtd>
            <mtd>
              <msub>
                <mi>x</mi>
                <mn>1,2</mn>
              </msub>
            </mtd>
          </mtr>
          <mtr>
            <mtd>
              <mrow>
                <mrow>
                  <msub>
                    <mi>y</mi>
                    <mn>2</mn>
                  </msub>
                  <mo stretchy="false">=</mo>
                  <mrow/>
                </mrow>
                <msub>
                  <mi>x</mi>
                  <mn>2,1</mn>
                </msub>
              </mrow>
            </mtd>
            <mtd>
              <msub>
                <mi>x</mi>
                <mn>2,2</mn>
              </msub>
            </mtd>
          </mtr>
        </mtable>
      </mrow>
      <mo fence="true" form="postfix" stretchy="true">]</mo>
    </mrow>
    <annotation encoding="StarMath 5.0">left[matrix{


y_1 = #x_1,1#x_1,2##
y_2 = #x_2,1#x_2,2


}right]</annotation>
  </semantics>
</math>
</file>

<file path=Object 1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[matrix{


1#0#0##
0#1#0##
0#0#1


}right]</annotation>
  </semantics>
</math>
</file>

<file path=Object 1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</mtr>
          <mtr>
            <mtd>
              <mn>5</mn>
            </mtd>
          </mtr>
          <mtr>
            <mtd>
              <mrow>
                <mo stretchy="false">−</mo>
                <mn>3</mn>
              </mrow>
            </mtd>
          </mtr>
        </mtable>
      </mrow>
      <mo fence="true" form="postfix" stretchy="true">]</mo>
    </mrow>
    <annotation encoding="StarMath 5.0">left[matrix{


2##
5##
-3



}right]</annotation>
  </semantics>
</math>
</file>

<file path=Object 1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n>1</mn>
                <mo stretchy="false">∗</mo>
                <mn>2</mn>
              </mrow>
            </mtd>
            <mtd>
              <mrow>
                <mn>0</mn>
                <mo stretchy="false">∗</mo>
                <mn>5</mn>
              </mrow>
            </mtd>
            <mtd>
              <mrow>
                <mn>0</mn>
                <mo stretchy="false">∗</mo>
                <mrow>
                  <mo stretchy="false">−</mo>
                  <mn>3</mn>
                </mrow>
              </mrow>
            </mtd>
          </mtr>
          <mtr>
            <mtd>
              <mrow>
                <mn>0</mn>
                <mo stretchy="false">∗</mo>
                <mn>2</mn>
              </mrow>
            </mtd>
            <mtd>
              <mrow>
                <mn>1</mn>
                <mo stretchy="false">∗</mo>
                <mn>5</mn>
              </mrow>
            </mtd>
            <mtd>
              <mrow>
                <mn>0</mn>
                <mo stretchy="false">∗</mo>
                <mrow>
                  <mo stretchy="false">−</mo>
                  <mn>3</mn>
                </mrow>
              </mrow>
            </mtd>
          </mtr>
          <mtr>
            <mtd>
              <mrow>
                <mn>0</mn>
                <mo stretchy="false">∗</mo>
                <mn>2</mn>
              </mrow>
            </mtd>
            <mtd>
              <mrow>
                <mn>0</mn>
                <mo stretchy="false">∗</mo>
                <mn>5</mn>
              </mrow>
            </mtd>
            <mtd>
              <mrow>
                <mn>1</mn>
                <mo stretchy="false">∗</mo>
                <mrow>
                  <mo stretchy="false">−</mo>
                  <mn>3</mn>
                </mrow>
              </mrow>
            </mtd>
          </mtr>
        </mtable>
      </mrow>
      <mo fence="true" form="postfix" stretchy="true">]</mo>
    </mrow>
    <annotation encoding="StarMath 5.0">left[matrix{


1*2#0*5#0*-3##
0*2#1*5#0*-3##
0*2#0*5#1*-3


}right]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y</mi>
                <mn>1</mn>
              </msub>
            </mtd>
          </mtr>
          <mtr>
            <mtd>
              <msub>
                <mi>y</mi>
                <mn>2</mn>
              </msub>
            </mtd>
          </mtr>
          <mtr>
            <mtd>
              <mo stretchy="false">⋮</mo>
            </mtd>
          </mtr>
          <mtr>
            <mtd>
              <msub>
                <mi>y</mi>
                <mi>n</mi>
              </msub>
            </mtd>
          </mtr>
        </mtable>
      </mrow>
      <mo fence="true" form="postfix" stretchy="true">]</mo>
    </mrow>
    <annotation encoding="StarMath 5.0">left[matrix{
y_1##y_2##dotsvert##y_n
}right]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A</mi>
                <mn>11</mn>
              </msub>
            </mtd>
            <mtd>
              <msub>
                <mi>A</mi>
                <mn>12</mn>
              </msub>
            </mtd>
            <mtd>
              <mo stretchy="false">⋯</mo>
            </mtd>
            <mtd>
              <msub>
                <mi>A</mi>
                <mrow>
                  <mn>1</mn>
                  <mi>n</mi>
                </mrow>
              </msub>
            </mtd>
          </mtr>
          <mtr>
            <mtd>
              <msub>
                <mi>A</mi>
                <mn>21</mn>
              </msub>
            </mtd>
            <mtd>
              <mrow/>
            </mtd>
            <mtd>
              <mrow/>
            </mtd>
            <mtd>
              <msub>
                <mi>A</mi>
                <mrow>
                  <mn>2</mn>
                  <mi>n</mi>
                </mrow>
              </msub>
            </mtd>
          </mtr>
          <mtr>
            <mtd>
              <mo stretchy="false">⋮</mo>
            </mtd>
            <mtd>
              <mrow/>
            </mtd>
            <mtd>
              <mrow/>
            </mtd>
            <mtd>
              <mo stretchy="false">⋮</mo>
            </mtd>
          </mtr>
          <mtr>
            <mtd>
              <msub>
                <mi>A</mi>
                <mrow>
                  <mi>n</mi>
                  <mn>1</mn>
                </mrow>
              </msub>
            </mtd>
            <mtd>
              <msub>
                <mi>A</mi>
                <mrow>
                  <mi>n</mi>
                  <mn>2</mn>
                </mrow>
              </msub>
            </mtd>
            <mtd>
              <mo stretchy="false">⋯</mo>
            </mtd>
            <mtd>
              <msub>
                <mi>A</mi>
                <mi mathvariant="italic">nn</mi>
              </msub>
            </mtd>
          </mtr>
        </mtable>
      </mrow>
      <mo fence="true" form="postfix" stretchy="true">]</mo>
    </mrow>
    <annotation encoding="StarMath 5.0">left[matrix{

A_11#A_12#dotsaxis#A_{1n}##
A_21#{} #{}#A_{2n}##dotsvert#{}#{}#dotsvert##
A_{n1}#A_{n2}#dotsaxis#A_nn

}right]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a</mi>
            </mtd>
            <mtd>
              <msub>
                <mi mathvariant="italic">bx</mi>
                <mn>1,1</mn>
              </msub>
            </mtd>
            <mtd>
              <msub>
                <mi mathvariant="italic">cx</mi>
                <mn>1,2</mn>
              </msub>
            </mtd>
            <mtd>
              <mo stretchy="false">⋯</mo>
            </mtd>
            <mtd>
              <msub>
                <mi mathvariant="italic">mx</mi>
                <mrow>
                  <mn>1</mn>
                  <mi>,</mi>
                  <mi>m</mi>
                </mrow>
              </msub>
            </mtd>
          </mtr>
          <mtr>
            <mtd>
              <mi>a</mi>
            </mtd>
            <mtd>
              <msub>
                <mi mathvariant="italic">bx</mi>
                <mn>2,1</mn>
              </msub>
            </mtd>
            <mtd>
              <msub>
                <mi mathvariant="italic">cx</mi>
                <mn>2,2</mn>
              </msub>
            </mtd>
            <mtd>
              <mo stretchy="false">⋯</mo>
            </mtd>
            <mtd>
              <msub>
                <mi mathvariant="italic">mx</mi>
                <mrow>
                  <mn>2</mn>
                  <mi>,</mi>
                  <mi>m</mi>
                </mrow>
              </msub>
            </mtd>
          </mtr>
          <mtr>
            <mtd>
              <mo stretchy="false">⋮</mo>
            </mtd>
            <mtd>
              <mrow/>
            </mtd>
            <mtd>
              <mrow/>
            </mtd>
            <mtd>
              <mrow/>
            </mtd>
            <mtd>
              <mo stretchy="false">⋮</mo>
            </mtd>
          </mtr>
          <mtr>
            <mtd>
              <mi>a</mi>
            </mtd>
            <mtd>
              <msub>
                <mi mathvariant="italic">bx</mi>
                <mrow>
                  <mi>n</mi>
                  <mi>,</mi>
                  <mn>1</mn>
                </mrow>
              </msub>
            </mtd>
            <mtd>
              <msub>
                <mi mathvariant="italic">cx</mi>
                <mrow>
                  <mi>n</mi>
                  <mi>,</mi>
                  <mn>2</mn>
                </mrow>
              </msub>
            </mtd>
            <mtd>
              <mo stretchy="false">⋯</mo>
            </mtd>
            <mtd>
              <msub>
                <mi mathvariant="italic">mx</mi>
                <mrow>
                  <mi>n</mi>
                  <mi>,</mi>
                  <mi>m</mi>
                </mrow>
              </msub>
            </mtd>
          </mtr>
        </mtable>
      </mrow>
      <mo fence="true" form="postfix" stretchy="true">]</mo>
    </mrow>
    <annotation encoding="StarMath 5.0">
left[matrix{

a#bx_1,1#cx_1,2#dotsaxis#mx_{1,m}##
a#bx_2,1#cx_2,2#dotsaxis#mx_{2,m}##
dotsvert#{}#{}#{}#dotsvert##
a#bx_{n,1}#cx_{n,2}#dotsaxis#mx_{n,m}


}right]</annotation>
  </semantics>
</math>
</file>

<file path=Object 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

x_1#x_2#x_3



}right]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1,2</mn>
              </msub>
            </mtd>
          </mtr>
          <mtr>
            <mtd>
              <msub>
                <mi>x</mi>
                <mn>2,1</mn>
              </msub>
            </mtd>
            <mtd>
              <msub>
                <mi>x</mi>
                <mn>2,2</mn>
              </msub>
            </mtd>
          </mtr>
          <mtr>
            <mtd>
              <msub>
                <mi>x</mi>
                <mn>3,1</mn>
              </msub>
            </mtd>
            <mtd>
              <msub>
                <mi>x</mi>
                <mn>3,2</mn>
              </msub>
            </mtd>
          </mtr>
        </mtable>
      </mrow>
      <mo fence="true" form="postfix" stretchy="true">]</mo>
    </mrow>
    <annotation encoding="StarMath 5.0">left[matrix{


x_1,1#x_1,2##
x_2,1#x_2,2##
x_3,1#x_3,2


}right]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x_1##x_2##x_3
}right]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2,1</mn>
              </msub>
            </mtd>
            <mtd>
              <msub>
                <mi>x</mi>
                <mn>3,1</mn>
              </msub>
            </mtd>
          </mtr>
          <mtr>
            <mtd>
              <msub>
                <mi>x</mi>
                <mn>1,2</mn>
              </msub>
            </mtd>
            <mtd>
              <msub>
                <mi>x</mi>
                <mn>2,2</mn>
              </msub>
            </mtd>
            <mtd>
              <msub>
                <mi>x</mi>
                <mn>3,2</mn>
              </msub>
            </mtd>
          </mtr>
        </mtable>
      </mrow>
      <mo fence="true" form="postfix" stretchy="true">]</mo>
    </mrow>
    <annotation encoding="StarMath 5.0">left[matrix{


x_1,1#x_2,1#x_3,1##
x_1,2#x_2,2#x_3,2



}right]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form="postfix" stretchy="true">]</mo>
    </mrow>
    <annotation encoding="StarMath 5.0">left[matrix{


1##
2



}right]</annotation>
  </semantics>
</math>
</file>